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0f1115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Калькулятор-конвертер</text:span></text:span><text:span text:style-name="T2"> — </text:span><text:span text:style-name="T1">веб-приложение на Flask для конвертации длины, веса, температуры и валют. Пользователь вводит число, выбирает единицы измерения через выпадающие списки, нажимает кнопку — сервер выполняет расчёт и возвращает результат на новой загруженной странице. Курсы валют обновляются через API с автоматическим кешированием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22T18:21:59.694000000</meta:creation-date>
    <dc:date>2026-04-22T18:22:50.035000000</dc:date>
    <meta:editing-duration>PT50S</meta:editing-duration>
    <meta:editing-cycles>1</meta:editing-cycles>
    <meta:document-statistic meta:table-count="0" meta:image-count="0" meta:object-count="0" meta:page-count="1" meta:paragraph-count="1" meta:word-count="40" meta:character-count="338" meta:non-whitespace-character-count="296"/>
    <meta:generator>LibreOffice/7.0.3.1$Windows_X86_64 LibreOffice_project/d7547858d014d4cf69878db179d326fc3483e082</meta:generator>
  </office:meta>
</office:document-meta>
</file>